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bd144" officeooo:paragraph-rsid="001bd144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5642d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rsid="0015642d" officeooo:paragraph-rsid="0015642d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fo:font-size="9pt" officeooo:rsid="0015642d" officeooo:paragraph-rsid="0015642d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fo:font-size="9pt" officeooo:rsid="0015642d" officeooo:paragraph-rsid="0015642d" style:font-size-asian="9pt" style:font-size-complex="9pt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font-size="9pt" fo:font-weight="normal" officeooo:rsid="0017552b" officeooo:paragraph-rsid="0017552b" style:font-size-asian="9pt" style:font-weight-asian="normal" style:font-size-complex="9pt" style:font-weight-complex="normal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size="9pt" fo:font-weight="normal" officeooo:rsid="00187df0" officeooo:paragraph-rsid="00187df0" style:font-size-asian="9pt" style:font-weight-asian="normal" style:font-size-complex="9pt" style:font-weight-complex="normal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size="9pt" officeooo:rsid="001a421d" officeooo:paragraph-rsid="001a421d" style:font-size-asian="7.84999990463257pt" style:font-size-complex="9pt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size="9pt" officeooo:rsid="001bd144" officeooo:paragraph-rsid="001bd144" style:font-size-asian="7.84999990463257pt" style:font-size-complex="9pt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size="12pt" officeooo:rsid="0015642d" officeooo:paragraph-rsid="0015642d" style:font-size-asian="10.5pt" style:font-size-complex="12pt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size="12pt" officeooo:rsid="001a421d" officeooo:paragraph-rsid="001a421d" style:font-size-asian="10.5pt" style:font-size-complex="12pt"/>
    </style:style>
    <style:style style:name="P14" style:family="paragraph" style:parent-style-name="Text_20_body">
      <style:paragraph-properties fo:margin-top="0cm" fo:margin-bottom="0cm" loext:contextual-spacing="false"/>
      <style:text-properties fo:font-size="12pt" officeooo:rsid="0015642d" officeooo:paragraph-rsid="0015642d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font-size="12pt" fo:font-weight="bold" officeooo:rsid="001a421d" officeooo:paragraph-rsid="001a421d" style:font-size-asian="12pt" style:font-weight-asian="bold" style:font-size-complex="12pt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17552b" officeooo:paragraph-rsid="0017552b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font-weight="bold" officeooo:rsid="0017552b" officeooo:paragraph-rsid="0017552b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weight="bold" officeooo:rsid="00187df0" officeooo:paragraph-rsid="00187df0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187df0" officeooo:paragraph-rsid="00187df0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187df0" officeooo:paragraph-rsid="001a421d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rsid="001a421d" officeooo:paragraph-rsid="001a421d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rsid="001bd144" officeooo:paragraph-rsid="001bd144"/>
    </style:style>
    <style:style style:name="P2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5642d" officeooo:paragraph-rsid="0015642d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8pt" style:text-underline-style="solid" style:text-underline-width="auto" style:text-underline-color="font-color" fo:font-weight="bold" officeooo:rsid="0015642d" officeooo:paragraph-rsid="0015642d" style:font-size-asian="24.5pt" style:font-weight-asian="bold" style:font-size-complex="28pt" style:font-weight-complex="bold"/>
    </style:style>
    <style:style style:name="P25" style:family="paragraph" style:parent-style-name="Heading_20_2">
      <style:paragraph-properties fo:text-align="start" style:justify-single-word="false"/>
      <style:text-properties fo:font-size="28pt" style:text-underline-style="solid" style:text-underline-width="auto" style:text-underline-color="font-color" fo:font-weight="bold" officeooo:rsid="0015642d" officeooo:paragraph-rsid="0015642d" style:font-size-asian="24.5pt" style:font-weight-asian="bold" style:font-size-complex="28pt" style:font-weight-complex="bold"/>
    </style:style>
    <style:style style:name="T1" style:family="text">
      <style:text-properties officeooo:rsid="0015642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642d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421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ssignment 8 Docker</text:p>
      <text:p text:style-name="P24"><text:span text:style-name="T3"/></text:p>
      <text:h text:style-name="P25" text:outline-level="2"><text:span text:style-name="T3">Assignment</text:span></text:h>
      <text:list xml:id="list3984935234512332063" text:style-name="L1">
        <text:list-item>
          <text:p text:style-name="P1">Create a docker swarm cluster</text:p>
          <text:list>
            <text:list-item>
              <text:p text:style-name="P3">Keep base machine as swarm leader </text:p>
              <text:p text:style-name="P5"># docker swarm init –advertise-addr ipaddres</text:p>
              <text:p text:style-name="P5">(This will make the current node manager and generate a token which can be used to join manager </text:p>
            </text:list-item>
            <text:list-item>
              <text:p text:style-name="P4">Spin up 2 vagrants (if machine supports) and configure them as worker nodes</text:p>
              <text:p text:style-name="P4"><text:span text:style-name="T1">(use the above generated token to add a worker machine to the manager)</text:span></text:p>
              <text:p text:style-name="P4"><text:span text:style-name="T1">#docker swarm join --token SWMTKN-1-5ul3koxtvjo2muvg2b3nbh78e68j7xbs5lra1n66b8mmhgaomi-cdhalj9bt326ami79x7r2z9gh 192.168.0.20:2377</text:span> </text:p>
            </text:list-item>
          </text:list>
        </text:list-item>
        <text:list-item>
          <text:p text:style-name="P1">Update docker swarm cluster</text:p>
          <text:list>
            <text:list-item>
              <text:p text:style-name="P3">Inspect the leader and worker nodes </text:p>
              <text:p text:style-name="P5">#docker node ls</text:p>
              <text:p text:style-name="P5"><text:span text:style-name="T6">Output</text:span>:</text:p>
              <text:p text:style-name="P6">ID <text:s text:c="27"/>HOSTNAME <text:s text:c="11"/>STATUS <text:s text:c="13"/>AVAILABILITY <text:s text:c="7"/>MANAGER <text:s text:c="5"/>STATUS <text:s text:c="5"/>ENGINE VERSION</text:p>
              <text:p text:style-name="P6">ry8srt55bhcxi9iqjxsou68w7 * <text:s text:c="2"/>tarun-goel <text:s text:c="9"/>Ready <text:s text:c="14"/>Active <text:s text:c="13"/>Leader <text:s text:c="13"/>18.03.1-ce</text:p>
              <text:p text:style-name="P6">jujpf7pltusqvrizti63dvup7 <text:s text:c="8"/>ubuntu-xenial <text:s text:c="6"/>Ready <text:s text:c="14"/>Active <text:s text:c="33"/>18.03.1-ce</text:p>
              <text:p text:style-name="P6">knpdd7a6tw2a1f5t7t5dw04vj <text:s text:c="4"/>ubuntu-xenial <text:s text:c="6"/>Ready <text:s text:c="14"/>Active <text:s text:c="33"/>18.03.1-ce </text:p>
            </text:list-item>
          </text:list>
        </text:list-item>
      </text:list>
      <text:p text:style-name="P7"><text:span text:style-name="T2"/></text:p>
      <text:p text:style-name="P7"><text:span text:style-name="T2"><text:tab/><text:tab/># docker inspect node </text:span><text:span text:style-name="T4">jujpf7pltusqvrizti63dvup7</text:span></text:p>
      <text:p text:style-name="P7"><text:span text:style-name="T4"><text:tab/><text:tab/># docker inspect node ry8srt55bhcxi9iqjxsou68w7</text:span></text:p>
      <text:p text:style-name="P14"><text:tab/><text:tab/># docker inspect node knpdd7a6tw2a1f5t7t5dw04vj</text:p>
      <text:list xml:id="list102329240119614" text:continue-numbering="true" text:style-name="L1">
        <text:list-item>
          <text:list>
            <text:list-header>
              <text:p text:style-name="P12"/>
            </text:list-header>
            <text:list-item>
              <text:p text:style-name="P3">Remove a worker node from the cluster </text:p>
              <text:p text:style-name="P5">(Run this command on worker node)</text:p>
              <text:p text:style-name="P16"># docker swarm leave –force</text:p>
              <text:p text:style-name="P16">(Now if you check on master you will see one worker is down)</text:p>
              <text:p text:style-name="P16">(on manager node)</text:p>
              <text:p text:style-name="P16"># docker rm node <text:span text:style-name="T5">jujpf7pltusqvrizti63dvup7</text:span></text:p>
            </text:list-item>
            <text:list-item>
              <text:p text:style-name="P3">Add a worker node back into the cluster </text:p>
              <text:p text:style-name="P16">(on master)</text:p>
              <text:p text:style-name="P16"># docker swarm join-token</text:p>
              <text:p text:style-name="P16">(this will show you join tocken using which you can add back the above removed worker node back in cluster)</text:p>
              <text:p text:style-name="P16">(on worker copy the above shown token)</text:p>
              <text:p text:style-name="P16"># docker swarm join --token SWMTKN-1-5ul3koxtvjo2muvg2b3nbh78e68j7xbs5lra1n66b8mmhgaomi-cdhalj9bt326ami79x7r2z9gh 192.168.0.20:2377</text:p>
              <text:p text:style-name="P16"><text:soft-page-break/>(to verify on master)</text:p>
              <text:p text:style-name="P16"># docker node ls </text:p>
              <text:p text:style-name="P17">Output:</text:p>
              <text:p text:style-name="P8">ID <text:s text:c="27"/>HOSTNAME <text:s text:c="11"/>STATUS <text:s text:c="13"/>AVAILABILITY <text:s text:c="7"/>MANAGER <text:s text:c="5"/>STATUS <text:s text:c="5"/>ENGINE VERSION</text:p>
              <text:p text:style-name="P8">ry8srt55bhcxi9iqjxsou68w7 * <text:s text:c="2"/>tarun-goel <text:s text:c="9"/>Ready <text:s text:c="14"/>Active <text:s text:c="13"/>Leader <text:s text:c="13"/>18.03.1-ce</text:p>
              <text:p text:style-name="P8">34azxufz7c1oi7l208kq84vl6 <text:s text:c="4"/>ubuntu-xenial <text:s text:c="6"/>Ready <text:s text:c="14"/>Active <text:s text:c="13"/>Reachable <text:s text:c="10"/>18.03.1-ce</text:p>
              <text:p text:style-name="P8">knpdd7a6tw2a1f5t7t5dw04vj <text:s text:c="4"/>ubuntu-xenial <text:s text:c="6"/>Ready <text:s text:c="14"/>Active <text:s text:c="33"/>18.03.1-ce</text:p>
              <text:p text:style-name="P16">(you can see a new worker node is added with a new node id)</text:p>
              <text:p text:style-name="P16"/>
            </text:list-item>
          </text:list>
        </text:list-item>
        <text:list-item>
          <text:p text:style-name="P1">Deploy a tomcat service onto the cluster</text:p>
          <text:list>
            <text:list-item>
              <text:p text:style-name="P3">Run 1 container of tomcat </text:p>
              <text:p text:style-name="P19"># docker service create --name "tomcat" -p 8083:8080 tomcat</text:p>
              <text:p text:style-name="P19"># docker service ls</text:p>
              <text:p text:style-name="P18">output:</text:p>
              <text:p text:style-name="P9">ID <text:s text:c="17"/>NAME <text:s text:c="15"/>MODE <text:s text:c="15"/>REPLICAS <text:s text:c="11"/>IMAGE <text:s text:c="14"/>PORTS</text:p>
              <text:p text:style-name="P9">v21yry7cwyun <text:s text:c="7"/>tomcat <text:s text:c="13"/>replicated <text:s text:c="9"/>1/1 <text:s text:c="16"/>tomcat:latest <text:s text:c="6"/>*:8083-&gt;8080/tcp</text:p>
              <text:p text:style-name="P15">(Even this is single container but the service is accessible in all other nodes)</text:p>
            </text:list-item>
            <text:list-item>
              <text:p text:style-name="P3">Scale tomcat service to 3 containers </text:p>
              <text:p text:style-name="P20"># <text:span text:style-name="T7">docker service scale tomcat=3</text:span></text:p>
              <text:p text:style-name="P21">Output:</text:p>
              <text:p text:style-name="P10">tomcat scaled to 3</text:p>
              <text:p text:style-name="P10">overall progress: 3 out of 3 tasks </text:p>
              <text:p text:style-name="P10">1/3: running <text:s text:c="2"/>[==================================================&gt;] </text:p>
              <text:p text:style-name="P10">2/3: running <text:s text:c="2"/>[==================================================&gt;] </text:p>
              <text:p text:style-name="P10">3/3: running <text:s text:c="2"/>[==================================================&gt;] </text:p>
              <text:p text:style-name="P10">verify: Service converged </text:p>
              <text:p text:style-name="P11">link:</text:p>
              <text:p text:style-name="P13"/>
            </text:list-item>
            <text:list-item>
              <text:p text:style-name="P3">Inspect running service </text:p>
              <text:p text:style-name="P22"># docker inspect service tomcat</text:p>
            </text:list-item>
            <text:list-item>
              <text:p text:style-name="P1">Remove tomcat service. </text:p>
              <text:p text:style-name="P2"># docker service rm tomcat</text:p>
              <text:p text:style-name="P2">link:</text:p>
            </text:list-item>
          </text:list>
        </text:list-item>
      </text:list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9:04:16.594115273</meta:creation-date>
    <dc:date>2018-06-22T09:52:24.791546788</dc:date>
    <meta:editing-duration>PT9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430" meta:character-count="3384" meta:non-whitespace-character-count="2469"/>
  </office:meta>
</office:document-meta>
</file>